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ration.Duration( String d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uration.addTo( Calendar calend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uration.parseInt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